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888a" draw:marker-start-width="0.321cm" draw:marker-end-width="0.321cm" draw:fill="none" draw:textarea-horizontal-align="justify" draw:textarea-vertical-align="middle" draw:auto-grow-height="false" fo:min-height="0.916cm" fo:min-width="2.886cm" fo:padding-top="0.165cm" fo:padding-bottom="0.165cm" fo:padding-left="0.29cm" fo:padding-right="0.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81cm" svg:stroke-color="#00888a" draw:marker-start-width="0.321cm" draw:marker-end-width="0.321cm" draw:fill-color="#ffffff" draw:textarea-horizontal-align="justify" draw:textarea-vertical-align="middle" draw:auto-grow-height="false" fo:min-height="0.866cm" fo:min-width="2.90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888a" draw:marker-start-width="0.321cm" draw:marker-end-width="0.321cm" draw:fill-color="#ffffff" draw:textarea-horizontal-align="justify" draw:textarea-vertical-align="middle" draw:auto-grow-height="false" fo:min-height="1.184cm" fo:min-width="1.77cm" fo:padding-top="0.165cm" fo:padding-bottom="0.165cm" fo:padding-left="0.29cm" fo:padding-right="0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81cm" svg:stroke-color="#00888a" draw:marker-start-width="0.321cm" draw:marker-end-width="0.321cm" draw:fill-color="#ffffff" draw:textarea-horizontal-align="justify" draw:textarea-vertical-align="middle" draw:auto-grow-height="false" fo:min-height="0.49cm" fo:min-width="2.568cm" fo:padding-top="0.165cm" fo:padding-bottom="0.165cm" fo:padding-left="0.29cm" fo:padding-right="0.2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81cm" svg:stroke-color="#00888a" draw:marker-start-width="0.321cm" draw:marker-end-width="0.321cm" draw:fill-color="#ffffff" draw:textarea-horizontal-align="justify" draw:textarea-vertical-align="middle" draw:auto-grow-height="false" fo:min-height="1.45cm" fo:min-width="5.1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888a" draw:marker-start-width="0.321cm" draw:marker-end-width="0.321cm" draw:fill-color="#ffffff" draw:textarea-horizontal-align="justify" draw:textarea-vertical-align="middle" draw:auto-grow-height="false" fo:min-height="1.1cm" fo:min-width="1.65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888a" draw:marker-start-width="0.321cm" draw:marker-end-width="0.321cm" draw:fill-color="#ffffff" draw:textarea-horizontal-align="justify" draw:textarea-vertical-align="middle" draw:auto-grow-height="false" fo:min-height="1.15cm" fo:min-width="5.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888a" draw:marker-start-width="0.321cm" draw:marker-end-width="0.321cm" draw:fill-color="#ffffff" draw:textarea-horizontal-align="justify" draw:textarea-vertical-align="middle" draw:auto-grow-height="false" fo:min-height="0.696cm" fo:min-width="2.586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888a" draw:marker-start-width="0.321cm" draw:marker-end-width="0.321cm" draw:fill-color="#ffffff" draw:textarea-horizontal-align="justify" draw:textarea-vertical-align="middle" draw:auto-grow-height="false" fo:min-height="0.882cm" fo:min-width="2.4cm" fo:padding-top="0.165cm" fo:padding-bottom="0.165cm" fo:padding-left="0.29cm" fo:padding-right="0.29cm"/>
    </style:style>
    <style:style style:name="gr13" style:family="graphic" style:parent-style-name="standard">
      <style:graphic-properties draw:fill-color="#00888a" draw:textarea-horizontal-align="justify" draw:textarea-vertical-align="middle" draw:auto-grow-height="false" fo:min-height="3.05cm" fo:min-width="8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14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fo:font-size="14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start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>
      <loext:graphic-properties draw:fill-color="#00888a"/>
      <style:paragraph-properties fo:text-align="start"/>
      <style:text-properties fo:color="#ffff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4.9cm" svg:height="1.76cm" svg:x="7.7cm" svg:y="1.6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10.1cm" svg:y1="3.3cm" svg:x2="10.1cm" svg:y2="4.9cm">
          <text:p/>
        </draw:line>
        <draw:custom-shape draw:style-name="gr3" draw:text-style-name="P5" xml:id="id4" draw:id="id4" draw:layer="layout" svg:width="5.537cm" svg:height="1.9cm" svg:x="7.4cm" svg:y="4.9cm">
          <text:p text:style-name="P4"><text:span text:style-name="T2">Podaj </text:span><text:span text:style-name="T3">liczba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1" draw:id="id1" draw:layer="layout" svg:width="4.7cm" svg:height="3.027cm" svg:x="7.274cm" svg:y="8cm">
          <text:p text:style-name="P4"><text:span text:style-name="T3">Liczba &lt; 10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2" draw:layer="layout" svg:x1="9.624cm" svg:y1="11.027cm" svg:x2="6.967cm" svg:y2="14.737cm" draw:start-shape="id1" draw:start-glue-point="6" svg:d="M9624 11027v2126h-2657v1584" svg:viewBox="0 0 2658 3711">
          <text:p text:style-name="P1"><text:span text:style-name="T1">NIE</text:span></text:p>
        </draw:connector>
        <draw:custom-shape draw:style-name="gr6" draw:text-style-name="P5" xml:id="id2" draw:id="id2" draw:layer="layout" svg:width="5cm" svg:height="1.3cm" svg:x="4.4cm" svg:y="14.9cm">
          <text:p text:style-name="P1"><text:span text:style-name="T2">Podaj </text:span><text:span text:style-name="T3">liczba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3" xml:id="id3" draw:id="id3" draw:layer="layout" draw:type="line" svg:x1="5.025cm" svg:y1="15.55cm" svg:x2="3.036cm" svg:y2="15.568cm" draw:start-shape="id2" draw:start-glue-point="9" svg:d="M5025 15550l-1989 18" svg:viewBox="0 0 1990 19">
          <text:p/>
        </draw:connector>
        <draw:connector draw:style-name="gr2" draw:text-style-name="P3" draw:layer="layout" svg:x1="3.036cm" svg:y1="15.568cm" svg:x2="7.274cm" svg:y2="9.514cm" draw:start-shape="id3" draw:start-glue-point="3" draw:end-shape="id1" draw:end-glue-point="5" svg:d="M3036 15568h-501v-6054h4739" svg:viewBox="0 0 4740 6055">
          <text:p/>
        </draw:connector>
        <draw:connector draw:style-name="gr2" draw:text-style-name="P3" draw:layer="layout" svg:x1="10.169cm" svg:y1="6.8cm" svg:x2="9.624cm" svg:y2="8cm" draw:start-shape="id4" draw:start-glue-point="8" draw:end-shape="id1" draw:end-glue-point="4" svg:d="M10169 6800v600h-545v600" svg:viewBox="0 0 546 1201">
          <text:p/>
        </draw:connector>
        <draw:custom-shape draw:style-name="gr8" draw:text-style-name="P6" xml:id="id5" draw:id="id5" draw:layer="layout" svg:width="5.6cm" svg:height="1.7cm" svg:x="12.9cm" svg:y="11.3cm">
          <text:p text:style-name="P4"><text:span text:style-name="T3">suma = 0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1.974cm" svg:y1="9.514cm" svg:x2="15.7cm" svg:y2="11.3cm" draw:start-shape="id1" draw:start-glue-point="7" draw:end-shape="id5" svg:d="M11974 9514h3726v1786" svg:viewBox="0 0 3727 1787">
          <text:p text:style-name="P1"><text:span text:style-name="T1">TAK</text:span></text:p>
        </draw:connector>
        <draw:custom-shape draw:style-name="gr9" draw:text-style-name="P6" xml:id="id6" draw:id="id6" draw:layer="layout" svg:width="4.3cm" svg:height="2.7cm" svg:x="12.2cm" svg:y="15.9cm">
          <text:p text:style-name="P1"><text:span text:style-name="T3">liczba &gt;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5.7cm" svg:y1="13cm" svg:x2="14.35cm" svg:y2="15.9cm" draw:start-shape="id5" draw:start-glue-point="2" draw:end-shape="id6" draw:end-glue-point="4" svg:d="M15700 13000v1450h-1350v1450" svg:viewBox="0 0 1351 2901">
          <text:p/>
        </draw:connector>
        <draw:custom-shape draw:style-name="gr10" draw:text-style-name="P8" xml:id="id7" draw:id="id7" draw:layer="layout" svg:width="5.6cm" svg:height="1.4cm" svg:x="2.2cm" svg:y="18.6cm">
          <text:p text:style-name="P7"><text:span text:style-name="T4">suma += liczba % 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5.6cm" svg:height="1.4cm" svg:x="4.4cm" svg:y="20.9cm">
          <text:p text:style-name="P9"><text:span text:style-name="T1">liczba /= 10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2.2cm" svg:y1="17.25cm" svg:x2="5cm" svg:y2="18.6cm" draw:start-shape="id6" draw:start-glue-point="5" draw:end-shape="id7" draw:end-glue-point="0" svg:d="M12200 17250h-7200v1350" svg:viewBox="0 0 7201 1351">
          <text:p text:style-name="P1"><text:span text:style-name="T1">TAK</text:span></text:p>
        </draw:connector>
        <draw:connector draw:style-name="gr2" draw:text-style-name="P3" draw:layer="layout" svg:x1="5cm" svg:y1="20cm" svg:x2="7.2cm" svg:y2="20.9cm" draw:start-shape="id7" draw:start-glue-point="2" draw:end-shape="id8" draw:end-glue-point="0" svg:d="M5000 20000v450h2200v450" svg:viewBox="0 0 2201 901">
          <text:p/>
        </draw:connector>
        <draw:connector draw:style-name="gr2" draw:text-style-name="P3" draw:layer="layout" svg:x1="7.2cm" svg:y1="22.3cm" svg:x2="14.35cm" svg:y2="18.6cm" draw:start-shape="id8" draw:start-glue-point="2" draw:end-shape="id6" draw:end-glue-point="6" svg:d="M7200 22300v541h7150v-4241" svg:viewBox="0 0 7151 4242">
          <text:p/>
        </draw:connector>
        <draw:custom-shape draw:style-name="gr11" draw:text-style-name="P11" xml:id="id9" draw:id="id9" draw:layer="layout" svg:width="4.9cm" svg:height="1.5cm" svg:x="13.8cm" svg:y="23.6cm">
          <text:p text:style-name="P1"><text:span text:style-name="T5">Wydrukuj </text:span><text:span text:style-name="T6">sum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2" xml:id="id10" draw:id="id10" draw:layer="layout" svg:width="4.1cm" svg:height="1.6cm" svg:x="13.9cm" svg:y="26.3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6.5cm" svg:y1="17.25cm" svg:x2="16.25cm" svg:y2="23.6cm" draw:start-shape="id6" draw:start-glue-point="7" draw:end-shape="id9" draw:end-glue-point="5" svg:d="M16500 17250h542v3851h-792v2499" svg:viewBox="0 0 793 6351">
          <text:p text:style-name="P1"><text:span text:style-name="T1"><text:tab/></text:span><text:span text:style-name="T1"><text:tab/></text:span><text:span text:style-name="T1">NIE</text:span></text:p>
        </draw:connector>
        <draw:connector draw:style-name="gr2" draw:text-style-name="P3" draw:layer="layout" svg:x1="16.25cm" svg:y1="25.1cm" svg:x2="15.95cm" svg:y2="26.3cm" draw:start-shape="id9" draw:start-glue-point="8" draw:end-shape="id10" draw:end-glue-point="4" svg:d="M16250 25100v601h-300v599" svg:viewBox="0 0 301 1201">
          <text:p/>
        </draw:connector>
        <draw:custom-shape draw:style-name="gr13" draw:text-style-name="P14" draw:layer="layout" svg:width="8.6cm" svg:height="3.3cm" svg:x="1.8cm" svg:y="24.5cm">
          <text:p text:style-name="P13"><text:span text:style-name="T7">Program pobiera od użytkownika liczbę </text:span><text:span text:style-name="T7"><text:line-break/></text:span><text:span text:style-name="T7">całkowitą, która jest przynajmniej</text:span><text:span text:style-name="T7"><text:line-break/></text:span><text:span text:style-name="T7">dwucyfrowa, a następnie sumuje jej</text:span><text:span text:style-name="T7"><text:line-break/></text:span><text:span text:style-name="T7">cyfry.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10:53.513000000</meta:creation-date>
    <dc:date>2018-10-03T17:42:57.747000000</dc:date>
    <meta:editing-duration>PT2M54S</meta:editing-duration>
    <meta:editing-cycles>1</meta:editing-cycles>
    <meta:document-statistic meta:object-count="23"/>
    <meta:generator>LibreOffice/5.4.2.2$Windows_x86 LibreOffice_project/22b09f6418e8c2d508a9eaf86b2399209b0990f4</meta:generator>
  </office:meta>
</office:document-meta>
</file>